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2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3" style:family="paragraph" style:parent-style-name="Standard" style:list-style-name="WWNum2" style:master-page-name="Standard">
      <style:paragraph-properties fo:margin-left="1.27cm" fo:margin-right="0cm" fo:text-indent="-0.635cm" style:auto-text-indent="false" style:page-number="auto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7216628437947168619" text:style-name="WWNum2">
        <text:list-item>
          <text:p text:style-name="P3">Einkaufsliste mit einzelnen Artikeln mit Checkboxen zum Abhaken von bereits Gekauftem</text:p>
        </text:list-item>
        <text:list-item>
          <text:p text:style-name="P1">Hinterlegen von einzelnen Artikeln mit optional einzugebenen Einkaufsort, Hersteller, Produktname, Preis.</text:p>
        </text:list-item>
        <text:list-item>
          <text:p text:style-name="P1">Tasks zum regelmäßigen Hinzufügen von einzelnen Produkten auf die Einkaufsliste (mit Kennzeichnung)</text:p>
        </text:list-item>
        <text:list-item>
          <text:p text:style-name="P1">History von “abgeschlossenen” Einkäufen</text:p>
        </text:list-item>
        <text:list-item>
          <text:p text:style-name="P1">Optionale Erweiterung: Sync zwischen verschiedenen Geräten über Google Drive Speicher</text:p>
        </text:list-item>
        <text:list-item>
          <text:p text:style-name="P1">Optionale Erweiterung: Teilen über Messenger</text:p>
        </text:list-item>
        <text:list-item>
          <text:p text:style-name="P1">Optionale Erweiterung: Teilen über Server (Gruppenfunktion)</text:p>
        </text:list-item>
      </text:list>
      <text:p text:style-name="Standard"/>
      <text:p text:style-name="Standard"/>
      <text:list xml:id="list9116090650364699872" text:style-name="WWNum1">
        <text:list-item>
          <text:p text:style-name="P2">Projektverwaltung mit Git oder SVN (Ausweichmöglichkeit)</text:p>
        </text:list-item>
        <text:list-item>
          <text:p text:style-name="P2">Datenbank: SQLit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de" fo:country="DE" fo:font-style="normal" style:text-underline-style="none" fo:font-weight="normal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position="0% 100%" style:font-name="Arial" fo:font-size="11pt" fo:language="de" fo:country="DE" fo:font-style="normal" style:text-underline-style="none" fo:font-weight="normal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ListLabel_20_1" style:display-name="ListLabel 1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1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1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1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1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1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1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9" meta:word-count="76" meta:character-count="598"/>
    <dc:date>2017-05-14T21:00:46.83</dc:date>
    <dc:creator>Chris </dc:creator>
    <meta:generator>OpenOffice/4.1.3$Win32 OpenOffice.org_project/413m1$Build-9783</meta:generator>
  </office:meta>
</office:document-meta>
</file>